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 style:text-autospace="none"/>
    </style:style>
    <style:style style:name="P2" style:family="paragraph" style:parent-style-name="Standard" style:list-style-name="">
      <style:paragraph-properties fo:margin-top="0in" fo:margin-bottom="0.139in" fo:line-height="115%" style:text-autospace="none"/>
      <style:text-properties style:font-name="Calibri" fo:font-size="12pt" fo:language="en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3" style:family="paragraph" style:parent-style-name="Standard" style:list-style-name="">
      <style:paragraph-properties fo:margin-top="0in" fo:margin-bottom="0.139in" fo:line-height="115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 style:list-style-name="">
      <style:paragraph-properties fo:margin-left="0.5in" fo:margin-right="0in" fo:margin-top="0in" fo:margin-bottom="0.139in" fo:line-height="115%" fo:text-indent="0in" style:auto-text-indent="false" style:text-autospace="none"/>
    </style:style>
    <style:style style:name="P5" style:family="paragraph" style:parent-style-name="Standard" style:list-style-name="">
      <style:paragraph-properties fo:margin-left="0.5in" fo:margin-right="0in" fo:margin-top="0in" fo:margin-bottom="0.139in" fo:line-height="115%" fo:text-indent="0in" style:auto-text-indent="false" style:text-autospace="none"/>
      <style:text-properties style:font-name="Calibri" fo:font-size="12pt" fo:language="en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6" style:family="paragraph" style:parent-style-name="Standard" style:list-style-name="">
      <style:paragraph-properties fo:margin-left="0.5in" fo:margin-right="0in" fo:margin-top="0in" fo:margin-bottom="0.139in" fo:line-height="115%" fo:text-indent="0in" style:auto-text-indent="false" style:text-autospace="none"/>
      <style:text-properties style:font-name="Calibri" fo:font-size="12pt" fo:language="en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T1" style:family="text">
      <style:text-properties style:font-name="Calibri" fo:font-size="18pt" fo:language="en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T2" style:family="text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style:font-name="Calibri" fo:font-size="12pt" fo:language="en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Calibri" fo:font-size="12pt" fo:language="en" fo:country="none" fo:font-weight="normal" style:font-name-asian="Calibri" style:font-size-asian="12pt" style:font-weight-asian="normal" style:font-name-complex="Calibri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wer of the Cross</text:span><text:span text:style-name="T2"> <text:s/></text:span></text:p>
      <text:p text:style-name="P2">Am G <text:s text:c="8"/>C <text:s text:c="27"/>F <text:s text:c="10"/>C <text:s text:c="5"/>F <text:s text:c="21"/>C/Em <text:s text:c="4"/>F <text:s text:c="3"/>C <text:s text:c="2"/>G<text:line-break/>Oh, to see the dawn of the darkest day, Christ on the road to Cal-va-ry. </text:p>
      <text:p text:style-name="P2">Am <text:s text:c="8"/>G <text:s text:c="7"/>C <text:s text:c="24"/>F <text:s text:c="11"/>C/Em <text:s/>F <text:s text:c="17"/>C/Em <text:s text:c="4"/>G<text:line-break/>Tried by sinful men, Torn and beaten, then <text:s/>Nailed to a cross of wood.</text:p>
      <text:p text:style-name="P4"><text:span text:style-name="T3">Chorus</text:span><text:span text:style-name="T4"><text:line-break/> <text:s text:c="16"/>F <text:s text:c="8"/>G/B <text:s text:c="4"/>C <text:s text:c="20"/>F <text:s text:c="12"/>G/B <text:s text:c="4"/>C<text:line-break/>This, the power of the cross, Christ became sin for us</text:span></text:p>
      <text:p text:style-name="P5"><text:s text:c="17"/>F <text:s text:c="10"/>G <text:s text:c="12"/>C <text:s text:c="15"/>G <text:s text:c="22"/>C<text:line-break/>Took the blame, bore the wrath we stand forgiven at the cross.</text:p>
      <text:p text:style-name="P2">Am G <text:s text:c="8"/>C <text:s text:c="27"/>F <text:s text:c="12"/>C <text:s text:c="6"/>F <text:s text:c="18"/>C <text:s text:c="14"/>F <text:s text:c="11"/>C <text:s/>G<text:line-break/>Oh, to see the pain written on Your face, bearing the awesome weight of sin.</text:p>
      <text:p text:style-name="P2">Am <text:s text:c="8"/>G <text:s text:c="3"/>C <text:s text:c="24"/>F <text:s text:c="4"/>C <text:s text:c="7"/>F <text:s text:c="24"/>C <text:s text:c="21"/>G<text:line-break/>Every bitter thought, every evil deed, crowning Your bloodstained brow.</text:p>
      <text:p text:style-name="P2"><text:line-break/>Am <text:s text:c="2"/>G <text:s text:c="9"/>C <text:s text:c="32"/>F <text:s text:c="11"/>C <text:s text:c="12"/>F <text:s text:c="22"/>C <text:s text:c="9"/>F <text:s text:c="7"/>C <text:s text:c="4"/>G<text:line-break/>Now the daylight flees Now the ground beneath Quakes as its Maker bows His head.</text:p>
      <text:p text:style-name="P2">Am <text:s text:c="7"/>G <text:s text:c="9"/>C <text:s text:c="23"/>F <text:s text:c="13"/>C <text:s text:c="5"/>F <text:s text:c="24"/>C <text:s text:c="9"/>G<text:line-break/>Curtain torn in two, Dead are raised to life, "Finished!" the victory cry.</text:p>
      <text:p text:style-name="P2"><text:line-break/>Am G <text:s text:c="8"/>C <text:s text:c="29"/>F <text:s text:c="8"/>C <text:s text:c="13"/>F <text:s text:c="28"/>C <text:s text:c="14"/>F C <text:s text:c="2"/>G<text:line-break/>Oh, to see my name Written in the wounds, For through Your suffering I am free.</text:p>
      <text:p text:style-name="P2">Am <text:s text:c="8"/>G <text:s text:c="16"/>C <text:s text:c="20"/>F <text:s text:c="11"/>C <text:s text:c="5"/>F <text:s text:c="31"/>C <text:s text:c="10"/>F<text:line-break/>Death is crushed to death Life is mine to live, Won through Your selfless love.</text:p>
      <text:p text:style-name="P6">Chorus End</text:p>
      <text:p text:style-name="P5"><text:s text:c="17"/>F <text:s text:c="8"/>G/B <text:s text:c="4"/>C <text:s text:c="19"/>F <text:s text:c="7"/>G/B <text:s text:c="7"/>C<text:line-break/>This, the power of the cross Son of God, slain for us</text:p>
      <text:p text:style-name="P5"><text:s text:c="14"/>F <text:s text:c="21"/>G <text:s text:c="12"/>C <text:s text:c="24"/>G <text:s text:c="7"/>C<text:line-break/>What a love! What a cost! We stand forgiven at the cross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19S</meta:editing-duration>
    <meta:editing-cycles>3</meta:editing-cycles>
    <meta:generator>OpenOffice/4.1.1$Win32 OpenOffice.org_project/411m6$Build-9775</meta:generator>
    <dc:date>2019-02-13T20:53:15.77</dc:date>
    <meta:document-statistic meta:table-count="0" meta:image-count="0" meta:object-count="0" meta:page-count="1" meta:paragraph-count="14" meta:word-count="261" meta:character-count="2102"/>
    <dc:creator>Bryon Noel</dc:creator>
    <meta:user-defined meta:name="Info 1"/>
    <meta:user-defined meta:name="Info 2"/>
    <meta:user-defined meta:name="Info 3"/>
    <meta:user-defined meta:name="Info 4"/>
  </office:meta>
</office:document-meta>
</file>